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FourGenerator.setPRNGProvider( String prngName ,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FourGenerator.initSecureRandom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VersionFourGenerator.nex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FourGenerator.VersionFour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FourGenerato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FourGenerator.nextIdentifier( boolean sec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FourGenerator.nextUUID( boolean sec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